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TestUtils.assertCacheHit( Object key , Object value , Cache ... cach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TestUtils.assertCacheMiss( Object key , Cache ... cach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TestUtils.createSimpleCacheManager( String ... cach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